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0900003B890000226CE27B621035857BD9.svm" manifest:media-type=""/>
  <manifest:file-entry manifest:full-path="Pictures/2000000900003B3A00002286FDEEA38D03EF0064.svm" manifest:media-type=""/>
  <manifest:file-entry manifest:full-path="Pictures/2000000900003A9B000022512584293EE81FC8A6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cm" loext:contextual-spacing="false" fo:line-height="150%" fo:text-align="center" style:justify-single-word="false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" style:family="paragraph" style:parent-style-name="Standard">
      <style:paragraph-properties fo:margin-top="0.212cm" fo:margin-bottom="0cm" loext:contextual-spacing="false" fo:line-height="150%" fo:text-align="end" style:justify-single-word="false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" style:family="paragraph" style:parent-style-name="Standard">
      <style:paragraph-properties fo:margin-top="0.212cm" fo:margin-bottom="0cm" loext:contextual-spacing="false" fo:line-height="150%" fo:text-align="center" style:justify-single-word="fals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4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normal" officeooo:paragraph-rsid="0007a7de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8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.212cm" fo:margin-bottom="0cm" loext:contextual-spacing="false" fo:line-height="150%" fo:text-align="start" style:justify-single-word="false" fo:orphans="2" fo:widows="2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.212cm" fo:margin-bottom="0cm" loext:contextual-spacing="false" fo:line-height="150%" fo:text-align="start" style:justify-single-word="false" fo:orphans="2" fo:widows="2"/>
      <style:text-properties fo:font-variant="normal" fo:text-transform="none" fo:color="#000000" fo:letter-spacing="normal" fo:font-style="normal" fo:font-weight="normal"/>
    </style:style>
    <style:style style:name="P14" style:family="paragraph" style:parent-style-name="Standard">
      <style:paragraph-properties fo:margin-top="0.212cm" fo:margin-bottom="0cm" loext:contextual-spacing="false" fo:line-height="150%" fo:text-align="start" style:justify-single-word="false"/>
    </style:style>
    <style:style style:name="P15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weight="bold"/>
    </style:style>
    <style:style style:name="P16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style:font-name="Times New Roman" fo:font-size="14pt" officeooo:paragraph-rsid="0007a7de" style:font-size-asian="14pt" style:font-size-complex="14pt"/>
    </style:style>
    <style:style style:name="P18" style:family="paragraph" style:parent-style-name="Heading_20_1">
      <style:paragraph-properties fo:margin-top="0.212cm" fo:margin-bottom="0cm" loext:contextual-spacing="false"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9" style:family="paragraph" style:parent-style-name="Standard">
      <style:paragraph-properties fo:margin-top="0.212cm" fo:margin-bottom="0cm" loext:contextual-spacing="false" fo:line-height="150%" fo:text-align="start" style:justify-single-word="false" fo:break-before="pag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20" style:family="paragraph" style:parent-style-name="Standard">
      <style:paragraph-properties fo:margin-top="0.212cm" fo:margin-bottom="0cm" loext:contextual-spacing="false" fo:line-height="150%" fo:text-align="start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top="0.212cm" fo:margin-bottom="0cm" loext:contextual-spacing="false" fo:line-height="150%" fo:text-align="center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2" style:family="paragraph" style:parent-style-name="Table_20_Contents">
      <style:paragraph-properties fo:margin-top="0.212cm" fo:margin-bottom="0cm" loext:contextual-spacing="false" style:line-height-at-least="0.529cm" fo:text-align="start" style:justify-single-word="false" fo:padding="0cm" fo:border="none"/>
      <style:text-properties fo:font-variant="normal" fo:text-transform="none" fo:color="#24292e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3" style:family="paragraph" style:parent-style-name="Preformatted_20_Text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333333" fo:letter-spacing="normal" fo:font-style="normal" fo:font-weight="normal"/>
    </style:style>
    <style:style style:name="P2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5" style:family="paragraph" style:parent-style-name="Standard">
      <style:paragraph-properties fo:line-height="150%"/>
      <style:text-properties fo:color="#000000" style:font-name="Times New Roman" fo:font-size="14pt" fo:background-color="transparent" style:font-size-asian="14pt" style:font-size-complex="14pt"/>
    </style:style>
    <style:style style:name="P26" style:family="paragraph" style:parent-style-name="Standard">
      <style:text-properties fo:font-size="14pt" fo:language="en" fo:country="US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28" style:family="paragraph" style:parent-style-name="Standard">
      <style:text-properties fo:font-size="14pt" fo:language="ru" fo:country="RU" style:font-size-asian="14pt" style:font-size-complex="14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indent="11.012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indent="11.012cm" style:auto-text-indent="false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1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32" style:family="paragraph" style:parent-style-name="Preformatted_20_Text">
      <style:paragraph-properties fo:orphans="2" fo:widows="2"/>
    </style:style>
    <style:style style:name="P3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/>
    </style:style>
    <style:style style:name="P3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 fo:font-style="normal" fo:font-weight="normal"/>
    </style:style>
    <style:style style:name="P3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800000" fo:letter-spacing="normal" fo:language="en" fo:country="US"/>
    </style:style>
    <style:style style:name="P36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7" style:family="paragraph" style:parent-style-name="Standard" style:list-style-name="L5">
      <style:text-properties fo:font-size="14pt" fo:language="ru" fo:country="RU" style:font-size-asian="14pt" style:font-size-complex="14pt"/>
    </style:style>
    <style:style style:name="P38" style:family="paragraph" style:parent-style-name="Standard" style:list-style-name="L6">
      <style:text-properties fo:font-size="14pt" fo:language="ru" fo:country="RU" style:font-size-asian="14pt" style:font-size-complex="14pt"/>
    </style:style>
    <style:style style:name="P39" style:family="paragraph" style:parent-style-name="Standard" style:list-style-name="L7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40" style:family="paragraph" style:parent-style-name="Standard" style:list-style-name="L5">
      <style:text-properties fo:font-size="14pt" fo:language="en" fo:country="US" style:font-size-asian="14pt" style:font-size-complex="14pt"/>
    </style:style>
    <style:style style:name="P41" style:family="paragraph" style:parent-style-name="Standard" style:list-style-name="L6">
      <style:text-properties fo:font-size="14pt" fo:language="en" fo:country="US" style:font-size-asian="14pt" style:font-size-complex="14pt"/>
    </style:style>
    <style:style style:name="P42" style:family="paragraph" style:parent-style-name="Standard" style:list-style-name="L6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43" style:family="paragraph" style:parent-style-name="Standard" style:list-style-name="L7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44" style:family="paragraph" style:parent-style-name="Standard" style:list-style-name="L1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5" style:family="paragraph" style:parent-style-name="Standard" style:list-style-name="L2">
      <style:paragraph-properties fo:margin-top="0.212cm" fo:margin-bottom="0cm" loext:contextual-spacing="false" fo:line-height="150%" fo:text-align="start" style:justify-single-word="fals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6" style:family="paragraph" style:parent-style-name="Standard" style:list-style-name="L4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7" style:family="paragraph" style:parent-style-name="Standard">
      <style:paragraph-properties fo:margin-top="0.212cm" fo:margin-bottom="0cm" loext:contextual-spacing="false" fo:line-height="150%" fo:text-align="start" style:justify-single-word="false" fo:orphans="2" fo:widows="2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8" style:family="paragraph" style:parent-style-name="Standard" style:list-style-name="L7">
      <style:paragraph-properties fo:margin-top="0.212cm" fo:margin-bottom="0cm" loext:contextual-spacing="false" fo:line-height="150%" fo:text-align="justify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9" style:family="paragraph" style:parent-style-name="Standard" style:list-style-name="L12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officeooo:rsid="0009d689" officeooo:paragraph-rsid="000a3c67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0" style:family="paragraph" style:parent-style-name="Standard" style:list-style-name="L11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1" style:family="paragraph" style:parent-style-name="Standard" style:list-style-name="L9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P52" style:family="paragraph" style:parent-style-name="Standard" style:list-style-name="L9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53" style:family="paragraph" style:parent-style-name="Standard" style:list-style-name="L10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54" style:family="paragraph" style:parent-style-name="Standard" style:list-style-name="L12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24292e" style:text-position="0% 100%" style:font-name="Times New Roman" fo:font-size="14pt" fo:letter-spacing="normal" fo:language="ru" fo:country="RU" fo:font-style="normal" fo:font-weight="normal" officeooo:paragraph-rsid="000a3c67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5" style:family="paragraph" style:parent-style-name="Standard" style:list-style-name="L2">
      <style:paragraph-properties fo:margin-top="0.212cm" fo:margin-bottom="0cm" loext:contextual-spacing="false" fo:line-height="150%" fo:text-align="start" style:justify-single-word="false" fo:break-before="page"/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6" style:family="paragraph" style:parent-style-name="Standard" style:list-style-name="L3">
      <style:paragraph-properties fo:margin-top="0.212cm" fo:margin-bottom="0cm" loext:contextual-spacing="false" fo:line-height="150%" fo:text-align="start" style:justify-single-word="false" fo:break-before="page"/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57" style:family="paragraph" style:parent-style-name="Standard" style:list-style-name="L8">
      <style:paragraph-properties fo:margin-top="0.212cm" fo:margin-bottom="0cm" loext:contextual-spacing="false" fo:line-height="150%" fo:text-align="start" style:justify-single-word="false" fo:break-before="page"/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58" style:family="paragraph" style:parent-style-name="Standard" style:list-style-name="L10">
      <style:paragraph-properties fo:margin-top="0.212cm" fo:margin-bottom="0cm" loext:contextual-spacing="false" fo:line-height="150%" fo:text-align="start" style:justify-single-word="false" fo:break-before="page"/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59" style:family="paragraph" style:parent-style-name="Standard" style:list-style-name="L4">
      <style:paragraph-properties fo:margin-top="0.212cm" fo:margin-bottom="0cm" loext:contextual-spacing="false" fo:line-height="150%" fo:text-align="start" style:justify-single-word="false" fo:break-before="page"/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language="ru" fo:country="RU" fo:font-weight="bold" fo:background-color="transparent" loext:char-shading-value="0" style:font-name-asian="Times New Roman1" style:language-asian="ru" style:country-asian="RU" style:font-weight-asian="bold" style:font-name-complex="Times New Roman1" style:font-weight-complex="bold"/>
    </style:style>
    <style:style style:name="T3" style:family="text">
      <style:text-properties fo:color="#000000" fo:language="ru" fo:country="RU" fo:font-weight="normal" fo:background-color="transparent" loext:char-shading-value="0" style:font-name-asian="Times New Roman1" style:language-asian="ru" style:country-asian="RU" style:font-weight-asian="normal" style:font-name-complex="Times New Roman1" style:font-weight-complex="normal"/>
    </style:style>
    <style:style style:name="T4" style:family="text">
      <style:text-properties fo:color="#000000" fo:language="ru" fo:country="RU" fo:font-weight="normal" officeooo:rsid="0007a7de" fo:background-color="transparent" loext:char-shading-value="0" style:font-name-asian="Times New Roman1" style:language-asian="ru" style:country-asian="RU" style:font-weight-asian="normal" style:font-name-complex="Times New Roman1" style:font-weight-complex="normal"/>
    </style:style>
    <style:style style:name="T5" style:family="text">
      <style:text-properties fo:color="#000000" style:font-name="Times New Roman" fo:font-size="14pt" fo:language="ru" fo:country="RU" fo:font-weight="bold" fo:background-color="transparent" loext:char-shading-value="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6" style:family="text">
      <style:text-properties fo:color="#000000" fo:language="en" fo:country="US" fo:font-weight="normal" officeooo:rsid="0007a7de" fo:background-color="transparent" loext:char-shading-value="0" style:font-name-asian="Times New Roman1" style:language-asian="ru" style:country-asian="RU" style:font-weight-asian="normal" style:font-name-complex="Times New Roman1" style:font-weight-complex="normal"/>
    </style:style>
    <style:style style:name="T7" style:family="text">
      <style:text-properties fo:color="#000000" fo:language="en" fo:country="US" fo:font-weight="normal" officeooo:rsid="00082a07" fo:background-color="transparent" loext:char-shading-value="0" style:font-name-asian="Times New Roman1" style:language-asian="ru" style:country-asian="RU" style:font-weight-asian="normal" style:font-name-complex="Times New Roman1" style:font-weight-complex="normal"/>
    </style:style>
    <style:style style:name="T8" style:family="text">
      <style:text-properties fo:color="#000000" fo:language="en" fo:country="US" fo:font-weight="normal" officeooo:rsid="000a3c67" fo:background-color="transparent" loext:char-shading-value="0" style:font-name-asian="Times New Roman1" style:language-asian="ru" style:country-asian="RU" style:font-weight-asian="normal" style:font-name-complex="Times New Roman1" style:font-weight-complex="normal"/>
    </style:style>
    <style:style style:name="T9" style:family="text">
      <style:text-properties fo:font-variant="normal" fo:text-transform="none" fo:color="#000000" fo:letter-spacing="normal" fo:language="ru" fo:country="RU" fo:font-style="normal" fo:font-weight="normal" officeooo:rsid="0007a7de" style:font-weight-asian="normal" style:font-weight-complex="normal"/>
    </style:style>
    <style:style style:name="T10" style:family="text">
      <style:text-properties fo:font-variant="normal" fo:text-transform="none" fo:color="#000000" fo:letter-spacing="normal" fo:language="ru" fo:country="RU" fo:font-style="normal" fo:font-weight="normal" fo:background-color="transparent" loext:char-shading-value="0" style:font-name-asian="Times New Roman1" style:language-asian="ru" style:country-asian="RU" style:font-weight-asian="normal" style:font-name-complex="Times New Roman1" style:font-weight-complex="normal"/>
    </style:style>
    <style:style style:name="T11" style:family="text">
      <style:text-properties fo:font-variant="normal" fo:text-transform="none" fo:color="#000000" fo:letter-spacing="normal" fo:language="ru" fo:country="RU" fo:font-style="normal" fo:font-weight="normal" officeooo:rsid="0007a7de" fo:background-color="transparent" loext:char-shading-value="0" style:font-name-asian="Times New Roman1" style:language-asian="ru" style:country-asian="RU" style:font-weight-asian="normal" style:font-name-complex="Times New Roman1" style:font-weight-complex="normal"/>
    </style:style>
    <style:style style:name="T12" style:family="text">
      <style:text-properties fo:font-variant="normal" fo:text-transform="none" fo:color="#000000" fo:letter-spacing="normal" fo:language="en" fo:country="US" fo:font-style="normal" fo:font-weight="normal" officeooo:rsid="0007a7de" fo:background-color="transparent" loext:char-shading-value="0" style:font-name-asian="Times New Roman1" style:language-asian="ru" style:country-asian="RU" style:font-weight-asian="normal" style:font-name-complex="Times New Roman1" style:font-weight-complex="normal"/>
    </style:style>
    <style:style style:name="T13" style:family="text">
      <style:text-properties fo:font-variant="normal" fo:text-transform="none" fo:color="#000000" fo:letter-spacing="normal" fo:language="en" fo:country="US" fo:font-style="normal" fo:font-weight="normal" officeooo:rsid="000a3c67" fo:background-color="transparent" loext:char-shading-value="0" style:font-name-asian="Times New Roman1" style:language-asian="ru" style:country-asian="RU" style:font-weight-asian="normal" style:font-name-complex="Times New Roman1" style:font-weight-complex="normal"/>
    </style:style>
    <style:style style:name="T14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fo:background-color="transparent" loext:char-shading-value="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5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fo:background-color="#ffffff" loext:char-shading-value="0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transparent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9" style:family="text">
      <style:text-properties fo:font-variant="normal" fo:text-transform="none" fo:color="#000000" style:font-name="Times New Roman" fo:font-size="14pt" fo:letter-spacing="normal" fo:language="ru" fo:country="RU" fo:font-style="normal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1" style:family="text">
      <style:text-properties fo:font-variant="normal" fo:text-transform="none" fo:letter-spacing="normal" fo:font-style="normal"/>
    </style:style>
    <style:style style:name="T22" style:family="text">
      <style:text-properties fo:font-variant="normal" fo:text-transform="none" fo:letter-spacing="normal" fo:font-style="normal" officeooo:rsid="0007a7de"/>
    </style:style>
    <style:style style:name="T23" style:family="text">
      <style:text-properties fo:font-variant="normal" fo:text-transform="none" fo:letter-spacing="normal" fo:language="en" fo:country="US" fo:font-style="normal" officeooo:rsid="0007a7de"/>
    </style:style>
    <style:style style:name="T24" style:family="text">
      <style:text-properties fo:font-variant="normal" fo:text-transform="none" fo:letter-spacing="normal" fo:language="en" fo:country="US" fo:font-style="normal" officeooo:rsid="0009d689"/>
    </style:style>
    <style:style style:name="T25" style:family="text">
      <style:text-properties fo:font-variant="normal" fo:text-transform="none" fo:letter-spacing="normal" fo:language="en" fo:country="US" fo:font-style="normal" officeooo:rsid="000a3c67"/>
    </style:style>
    <style:style style:name="T26" style:family="text">
      <style:text-properties fo:font-style="normal" fo:font-weight="normal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009d689"/>
    </style:style>
    <style:style style:name="T29" style:family="text">
      <style:text-properties fo:language="ru" fo:country="RU"/>
    </style:style>
    <style:style style:name="T30" style:family="text">
      <style:text-properties fo:language="ru" fo:country="RU" fo:font-style="normal" fo:font-weight="normal"/>
    </style:style>
    <style:style style:name="T31" style:family="text">
      <style:text-properties style:text-position="sub 58%" fo:language="en" fo:country="US"/>
    </style:style>
    <style:style style:name="T32" style:family="text">
      <style:text-properties style:text-position="0% 100%" fo:language="ru" fo:country="RU" fo:background-color="transparent" loext:char-shading-value="0" style:font-name-asian="Times New Roman1" style:language-asian="ru" style:country-asian="RU" style:font-name-complex="Times New Roman1"/>
    </style:style>
    <style:style style:name="T33" style:family="text">
      <style:text-properties style:text-position="0% 100%" fo:background-color="transparent" loext:char-shading-value="0" style:font-name-asian="Times New Roman1" style:language-asian="ru" style:country-asian="RU" style:font-name-complex="Times New Roman1"/>
    </style:style>
    <style:style style:name="T34" style:family="text">
      <style:text-properties style:text-position="0% 100%" fo:background-color="transparent" loext:char-shading-value="0" style:font-name-asian="Times New Roman1" style:language-asian="ru" style:country-asian="RU" style:font-weight-asian="normal" style:font-name-complex="Times New Roman1" style:font-weight-complex="normal"/>
    </style:style>
    <style:style style:name="T35" style:family="text">
      <style:text-properties fo:color="#008800" fo:font-style="italic" fo:font-weight="normal"/>
    </style:style>
    <style:style style:name="T36" style:family="text">
      <style:text-properties fo:color="#0000ff" fo:font-size="10pt" fo:language="ru" fo:country="RU" style:font-size-asian="10pt" style:font-weight-asian="bold" style:font-size-complex="10pt" style:font-weight-complex="bold"/>
    </style:style>
    <style:style style:name="T37" style:family="text">
      <style:text-properties fo:color="#666666" fo:font-style="normal" fo:font-weight="normal"/>
    </style:style>
    <style:style style:name="T38" style:family="text">
      <style:text-properties fo:color="#666666" fo:font-size="10pt" fo:language="ru" fo:country="RU" style:font-size-asian="10pt" style:font-weight-asian="bold" style:font-size-complex="10pt" style:font-weight-complex="bold"/>
    </style:style>
    <style:style style:name="T39" style:family="text">
      <style:text-properties fo:color="#aa22ff" fo:font-style="normal" fo:font-weight="bold"/>
    </style:style>
    <style:style style:name="T40" style:family="text">
      <style:text-properties fo:color="#aa22ff" fo:font-style="normal" fo:font-weight="normal"/>
    </style:style>
    <style:style style:name="T41" style:family="text">
      <style:text-properties fo:color="#aa22ff" fo:language="ru" fo:country="RU" fo:font-weight="bold"/>
    </style:style>
    <style:style style:name="T42" style:family="text">
      <style:text-properties fo:color="#aa22ff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43" style:family="text">
      <style:text-properties fo:color="#aa22ff" fo:font-size="10pt" fo:language="ru" fo:country="RU" fo:font-weight="bold" style:font-size-asian="10pt" style:font-weight-asian="bold" style:font-size-complex="10pt" style:font-weight-complex="bold"/>
    </style:style>
    <style:style style:name="T44" style:family="text">
      <style:text-properties fo:color="#00a000" fo:language="ru" fo:country="RU"/>
    </style:style>
    <style:style style:name="T45" style:family="text">
      <style:text-properties fo:color="#00a000" style:font-name="Times New Roman" fo:font-size="14pt" fo:language="ru" fo:country="RU" style:font-size-asian="14pt" style:font-weight-asian="bold" style:font-size-complex="14pt" style:font-weight-complex="bold"/>
    </style:style>
    <style:style style:name="T46" style:family="text">
      <style:text-properties fo:color="#00a000" fo:font-style="normal" fo:font-weight="normal"/>
    </style:style>
    <style:style style:name="T47" style:family="text">
      <style:text-properties fo:color="#00a000" fo:font-size="10pt" fo:language="ru" fo:country="RU" style:font-size-asian="10pt" style:font-weight-asian="bold" style:font-size-complex="10pt" style:font-weight-complex="bold"/>
    </style:style>
    <style:style style:name="T48" style:family="text">
      <style:text-properties fo:color="#333333" style:font-name="Times New Roman" fo:font-size="14pt" fo:language="ru" fo:country="RU" style:font-size-asian="14pt" style:font-weight-asian="bold" style:font-size-complex="14pt" style:font-weight-complex="bold"/>
    </style:style>
    <style:style style:name="T49" style:family="text">
      <style:text-properties fo:color="#800000" fo:font-style="normal" fo:font-weight="normal"/>
    </style:style>
    <style:style style:name="T50" style:family="text">
      <style:text-properties fo:color="#800000" fo:language="en" fo:country="US" fo:font-style="normal" fo:font-weight="normal"/>
    </style:style>
    <style:style style:name="T51" style:family="text">
      <style:text-properties officeooo:rsid="0007a7de"/>
    </style:style>
    <style:style style:name="T52" style:family="text">
      <style:text-properties fo:color="#24292e" style:text-position="0% 100%" fo:language="en" fo:country="US" officeooo:rsid="0009d689" fo:background-color="transparent" loext:char-shading-value="0" style:font-name-asian="Times New Roman1" style:language-asian="ru" style:country-asian="RU" style:font-weight-asian="bold" style:font-name-complex="Times New Roman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Федеральное государственное бюджетное образовательное учреждение <text:line-break/>высшего образования</text:p>
      <text:p text:style-name="P24">«Московский государственный технический университет имени Н.Э. Баумана (национальный исследовательский университет)»</text:p>
      <text:p text:style-name="P24">(МГТУ им. Н.Э. Баумана)</text:p>
      <text:p text:style-name="P25"/>
      <text:p text:style-name="P25"/>
      <text:p text:style-name="P3">Анализ алгоритмов</text:p>
      <text:p text:style-name="P1">Лабораторная работа №4</text:p>
      <text:p text:style-name="P1">Отчёт на тему:</text:p>
      <text:h text:style-name="P18" text:outline-level="1">«Сортировка массивов»</text:h>
      <text:p text:style-name="P1"/>
      <text:p text:style-name="P1"/>
      <text:p text:style-name="P1"/>
      <text:p text:style-name="P29">Выполнил:</text:p>
      <text:p text:style-name="P29">Енин Евгений</text:p>
      <text:p text:style-name="P29">ИУ7-51</text:p>
      <text:p text:style-name="P29"/>
      <text:p text:style-name="P30"/>
      <text:p text:style-name="P30"/>
      <text:p text:style-name="P30"/>
      <text:p text:style-name="P30"/>
      <text:p text:style-name="P30"/>
      <text:p text:style-name="P2"/>
      <text:p text:style-name="P2"/>
      <text:p text:style-name="P2"><text:bookmark text:name="_GoBack"/></text:p>
      <text:p text:style-name="P1">Москва, 2018</text:p>
      <text:p text:style-name="P3"><text:soft-page-break/>Введение</text:p>
      <text:p text:style-name="P5"><text:span text:style-name="T1">Цель лабораторной работы</text:span>: изучение алгоритмов сортировки массивов, сравнительный анализ времени работы данных алгоритмов, анализ трудоемкости алгоритмов. </text:p>
      <text:p text:style-name="P4">Задачи лабораторной работы: </text:p>
      <text:list xml:id="list3160870864" text:style-name="L1">
        <text:list-item>
          <text:p text:style-name="P44">реализация следующих алгоритмов сортировки массивов – гномья сортировка, поразрядная сортировка и сортировка методом прямых вставок с барьером;</text:p>
        </text:list-item>
        <text:list-item>
          <text:p text:style-name="P44">оценка трудоемкости алгоритмов;</text:p>
        </text:list-item>
        <text:list-item>
          <text:p text:style-name="P44">анализ времени работы программы;</text:p>
        </text:list-item>
        <text:list-item>
          <text:p text:style-name="P44">сравнительный анализ работы алгоритмов для массивов размера от 100 до 1000 элементов.</text:p>
        </text:list-item>
      </text:list>
      <text:p text:style-name="P5"/>
      <text:p text:style-name="P5"/>
      <text:list xml:id="list2078784519" text:style-name="L2">
        <text:list-item>
          <text:p text:style-name="P55">Аналитическая часть</text:p>
        </text:list-item>
      </text:list>
      <text:p text:style-name="P5"><text:tab/>В данном разделе приведены алгоритмы, а также составлена модель для вычисления трудоемкости.</text:p>
      <text:list xml:id="list85842558209823" text:continue-numbering="true" text:style-name="L2">
        <text:list-header>
          <text:p text:style-name="P45">1.1 Описание алгоритмов </text:p>
        </text:list-header>
      </text:list>
      <text:p text:style-name="P14"><text:span text:style-name="T5"><text:tab/></text:span><text:span text:style-name="T14">Сортировка методом прямых вставок с барьером: </text:span><text:span text:style-name="T18">оптимизированная версия сортировки простыми вставками. Для того, чтобы сократить количество сравнений, сортируемый массив дополняется нулевой компонентой, в которую записывается поочередно каждый вставляемый элемент. В случаях, когда </text:span><text:span text:style-name="T17">вставляемое значение окажется меньше, чем </text:span><text:span text:style-name="T20">а[</text:span><text:span text:style-name="T17">1</text:span><text:span text:style-name="T20">], </text:span><text:span text:style-name="T17">компонента </text:span><text:span text:style-name="T20">а[0] </text:span><text:span text:style-name="T17">будет работать как барьер, не дающий индексу выйти за нижнюю границу массива. </text:span></text:p>
      <text:p text:style-name="P15"><text:span text:style-name="T19">Гномья сортировка: </text:span><text:span text:style-name="T16">оптимизированная версия «глупой» сортировки. Просматривается массив, начиная с первого элемента, по пути сравниваем соседние элементы. Если находится неотсортированная пара — элементы меняются местами, алгоритм возвращается на шаг назад и повторяет действия. <text:s/>Процесс заканчивается, если во время полного прохода не обнаружено ни одной неотсортированной пары.</text:span></text:p>
      <text:p text:style-name="P14"><text:span text:style-name="T15">Поразрядная сортировка: </text:span><text:span text:style-name="T17">сортировка происходит следующим образом – сначала сравниваются значеня одного крайнего разряда, по результатам этого сравнения элементы группируются, после чего внутри группы элементы сортируются по средующему разряду – либо внутри группы, либо в целом, но сохраняя относительный порядок, достигнутый при прошлой сортировке. Затем алгоритм повторяется для следующего разряда, и так пока элементы не будут упорядоченны. </text:span></text:p>
      <text:p text:style-name="P7"/>
      <text:list xml:id="list4189257173" text:style-name="L3">
        <text:list-item>
          <text:list>
            <text:list-item>
              <text:p text:style-name="P56"><text:s/>Модель вычисления трудоемкости</text:p>
            </text:list-item>
          </text:list>
        </text:list-item>
      </text:list>
      <text:p text:style-name="P11"><text:tab/>В рамках данной работы используется следующая модель вычислений:</text:p>
      <text:list xml:id="list4233385351" text:style-name="L4">
        <text:list-item>
          <text:p text:style-name="P46">базовые операции имеют трудоемкость <text:span text:style-name="T27">1 (&lt;, &gt;, =, &lt;=, =&gt;, ==, +, -, *, /, %, &amp;, +=, -=, *=, /=, <text:s/>[ ]);</text:span></text:p>
        </text:list-item>
        <text:list-item>
          <text:p text:style-name="P46">оператор <text:span text:style-name="T27">if </text:span>имеет трудоемкость, равную трудоемкости тела оператора;</text:p>
        </text:list-item>
        <text:list-item>
          <text:p text:style-name="P46">оператор <text:span text:style-name="T27">for </text:span>имеет трудоемкость <text:s/><draw:frame draw:style-name="fr3" draw:name="Объект7" text:anchor-type="as-char" svg:y="-0.377cm" svg:width="4.902cm" svg:height="0.531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, где <text:span text:style-name="T27">F</text:span><text:span text:style-name="T31">body</text:span><text:span text:style-name="T27"> </text:span>– трудоемкость операций в теле цикла, а <text:span text:style-name="T27">F</text:span><text:span text:style-name="T31">check </text:span>– трудоемкость проверки условия.</text:p>
          <text:p text:style-name="P59">2.<text:span text:style-name="T1"> Конструкторская часть</text:span></text:p>
        </text:list-item>
      </text:list>
      <text:p text:style-name="P11"><text:tab/>В данном разделе представлены псевдокоды алгоритмов.</text:p>
      <text:p text:style-name="P26">Barier_sort:</text:p>
      <text:list xml:id="list3271719578" text:style-name="L5">
        <text:list-item>
          <text:p text:style-name="P37">считать массив</text:p>
        </text:list-item>
        <text:list-item>
          <text:p text:style-name="P37">а = длина массива</text:p>
        </text:list-item>
        <text:list-item>
          <text:p text:style-name="P37">барьер = 0</text:p>
        </text:list-item>
        <text:list-item>
          <text:p text:style-name="P37">цикл для <text:span text:style-name="T27">i </text:span>от 1 до а</text:p>
          <text:list>
            <text:list-item>
              <text:p text:style-name="P37">если массив<text:span text:style-name="T27">[i-1]&gt;</text:span>массив<text:span text:style-name="T27">[i], </text:span>то</text:p>
              <text:list>
                <text:list-item>
                  <text:p text:style-name="P37">барьер = массив<text:span text:style-name="T27">[i]</text:span></text:p>
                </text:list-item>
                <text:list-item>
                  <text:p text:style-name="P40">j = i-1</text:p>
                </text:list-item>
                <text:list-item>
                  <text:p text:style-name="P37">пока массив<text:span text:style-name="T27">[j] &gt; </text:span>барьера</text:p>
                  <text:list>
                    <text:list-item>
                      <text:p text:style-name="P37">сдвигаем элемент вправо</text:p>
                    </text:list-item>
                    <text:list-item>
                      <text:p text:style-name="P37">уменьшаем <text:span text:style-name="T27">j</text:span></text:p>
                    </text:list-item>
                  </text:list>
                </text:list-item>
                <text:list-item>
                  <text:p text:style-name="P37">массив<text:span text:style-name="T27">[j+1] = </text:span>барьер</text:p>
                </text:list-item>
              </text:list>
            </text:list-item>
          </text:list>
        </text:list-item>
      </text:list>
      <text:p text:style-name="P28"/>
      <text:p text:style-name="P26">Gnome_sort:</text:p>
      <text:list xml:id="list2702910204" text:style-name="L6">
        <text:list-item>
          <text:p text:style-name="P38">считать массив</text:p>
        </text:list-item>
        <text:list-item>
          <text:p text:style-name="P38">а = длина массива</text:p>
        </text:list-item>
        <text:list-item>
          <text:p text:style-name="P41">i = 0</text:p>
        </text:list-item>
        <text:list-item>
          <text:p text:style-name="P38">пока <text:span text:style-name="T27">i &lt; </text:span>а-1</text:p>
          <text:list>
            <text:list-item>
              <text:p text:style-name="P38">если массив<text:span text:style-name="T27">[i] &gt; </text:span>массив<text:span text:style-name="T27">[i+1] </text:span>то</text:p>
              <text:list>
                <text:list-item>
                  <text:p text:style-name="P38">меняем местами</text:p>
                </text:list-item>
                <text:list-item>
                  <text:p text:style-name="P38">если <text:span text:style-name="T27">i &gt; 1 </text:span>то</text:p>
                  <text:list>
                    <text:list-item>
                      <text:p text:style-name="P41">i = i – 2</text:p>
                    </text:list-item>
                  </text:list>
                </text:list-item>
              </text:list>
            </text:list-item>
            <text:list-item>
              <text:p text:style-name="P42">i = i + 1</text:p>
            </text:list-item>
          </text:list>
        </text:list-item>
      </text:list>
      <text:p text:style-name="P27"/>
      <text:p text:style-name="P27">Radix_sort:</text:p>
      <text:list xml:id="list2678239898" text:style-name="L7">
        <text:list-item>
          <text:p text:style-name="P39">считать массив</text:p>
        </text:list-item>
        <text:list-item>
          <text:p text:style-name="P39">а = длина массива</text:p>
        </text:list-item>
        <text:list-item>
          <text:p text:style-name="P43">i = 0</text:p>
        </text:list-item>
        <text:list-item>
          <text:p text:style-name="P39">пока 10 ** <text:span text:style-name="T27">i &lt;</text:span>=<text:span text:style-name="T27"> </text:span>максимальный элемент массива</text:p>
          <text:list>
            <text:list-item>
              <text:p text:style-name="P39">разбиваем массив на подмассивы по цифрам</text:p>
            </text:list-item>
            <text:list-item>
              <text:p text:style-name="P39">собираем их в один в порядке возрастания цифр</text:p>
            </text:list-item>
            <text:list-item>
              <text:p text:style-name="P48">увеличиваем <text:span text:style-name="T27">i</text:span></text:p>
            </text:list-item>
          </text:list>
        </text:list-item>
      </text:list>
      <text:list xml:id="list142727684" text:style-name="L8">
        <text:list-item>
          <text:p text:style-name="P57">Технологическая часть</text:p>
        </text:list-item>
      </text:list>
      <text:p text:style-name="P11"><text:tab/>В данном разделе представлена реализация алгоритмов, указан язык прораммирования, а также необходимые модули.</text:p>
      <text:list xml:id="list711081025" text:style-name="L9">
        <text:list-item>
          <text:list>
            <text:list-item>
              <text:p text:style-name="P51"><text:s/><text:span text:style-name="T29">Средства реализации </text:span></text:p>
            </text:list-item>
          </text:list>
        </text:list-item>
      </text:list>
      <text:p text:style-name="P10"><text:span text:style-name="T29"><text:tab/>Для выполнения данной лабораторной работы использовался язык </text:span>Python 3.7.1 <text:span text:style-name="T29">в среде </text:span>Pycharm. <text:span text:style-name="T32">Замены времени проводились с использованием функции process_time_ns, входящей в библиотеку </text:span><text:span text:style-name="T33">time Python </text:span><text:span text:style-name="T32">версии 3.7.</text:span></text:p>
      <text:list xml:id="list85842317116226" text:continue-numbering="true" text:style-name="L9">
        <text:list-item>
          <text:list>
            <text:list-item>
              <text:p text:style-name="P52"><text:s/>Листинг кода</text:p>
            </text:list-item>
          </text:list>
        </text:list-item>
      </text:list>
      <text:p text:style-name="P23"><text:span text:style-name="T41">def</text:span><text:span text:style-name="T29"> </text:span><text:span text:style-name="T44">barier_sort</text:span><text:span text:style-name="T29">(a):</text:span></text:p>
      <text:p text:style-name="P31"><text:s text:c="4"/><text:span text:style-name="T26">barier </text:span><text:span text:style-name="T37">=</text:span><text:span text:style-name="T26"> </text:span><text:span text:style-name="T37">0</text:span></text:p>
      <text:p text:style-name="P31"><text:s text:c="4"/><text:span text:style-name="T39">for</text:span><text:span text:style-name="T26"> i </text:span><text:span text:style-name="T39">in</text:span><text:span text:style-name="T26"> </text:span><text:span text:style-name="T40">range</text:span><text:span text:style-name="T26">(</text:span><text:span text:style-name="T37">1</text:span><text:span text:style-name="T26">, </text:span><text:span text:style-name="T40">len</text:span><text:span text:style-name="T26">(a)): </text:span><text:span text:style-name="T49">\\2 + </text:span><text:span text:style-name="T50">len(a)(F)</text:span></text:p>
      <text:p text:style-name="P31"><text:s text:c="8"/><text:span text:style-name="T39">if</text:span><text:span text:style-name="T26"> a[i</text:span><text:span text:style-name="T37">-1</text:span><text:span text:style-name="T26">]</text:span><text:span text:style-name="T37">&gt;</text:span><text:span text:style-name="T26">a[i]: </text:span><text:span text:style-name="T50">\\4</text:span></text:p>
      <text:p text:style-name="P31"><text:s text:c="12"/><text:span text:style-name="T26">barier </text:span><text:span text:style-name="T37">=</text:span><text:span text:style-name="T26"> a[i] </text:span><text:span text:style-name="T50">\\2</text:span></text:p>
      <text:p text:style-name="P31"><text:s text:c="12"/><text:span text:style-name="T26">j </text:span><text:span text:style-name="T37">=</text:span><text:span text:style-name="T26"> i</text:span><text:span text:style-name="T37">-1 </text:span><text:span text:style-name="T50">\\2</text:span></text:p>
      <text:p text:style-name="P31"><text:s text:c="12"/><text:span text:style-name="T39">while</text:span><text:span text:style-name="T26"> a[j]</text:span><text:span text:style-name="T37">&gt;</text:span><text:span text:style-name="T26">barier </text:span><text:span text:style-name="T39">and</text:span><text:span text:style-name="T26"> j</text:span><text:span text:style-name="T37">&gt;-1</text:span><text:span text:style-name="T26">: <text:s/></text:span><text:span text:style-name="T50">\\4 </text:span></text:p>
      <text:p text:style-name="P31"><text:s text:c="16"/><text:span text:style-name="T26">a[j</text:span><text:span text:style-name="T37">+1</text:span><text:span text:style-name="T26">] </text:span><text:span text:style-name="T37">=</text:span><text:span text:style-name="T26"> a[j] </text:span></text:p>
      <text:p text:style-name="P31"><text:s text:c="16"/><text:span text:style-name="T26">j </text:span><text:span text:style-name="T37">-=</text:span><text:span text:style-name="T26"> </text:span><text:span text:style-name="T37">1</text:span></text:p>
      <text:p text:style-name="P31"><text:s text:c="12"/><text:span text:style-name="T26">a[j</text:span><text:span text:style-name="T37">+1</text:span><text:span text:style-name="T26">] </text:span><text:span text:style-name="T37">=</text:span><text:span text:style-name="T26"> barier </text:span><text:span text:style-name="T50">\\3</text:span></text:p>
      <text:p text:style-name="P31"><text:s text:c="12"/></text:p>
      <text:p text:style-name="P33"><text:s text:c="4"/><text:span text:style-name="T39">return</text:span><text:span text:style-name="T26"> a</text:span></text:p>
      <text:p text:style-name="P34"/>
      <text:p text:style-name="P35"><text:span text:style-name="T26">\\</text:span><text:span text:style-name="T30">Для лучшего случая: 2 + </text:span><text:span text:style-name="T26">len(a)(4 + 4 + 4 + 3)</text:span></text:p>
      <text:p text:style-name="P12">Листинг 1.1 – <text:s/>Сортировка методом прямых вставок с барьером</text:p>
      <text:p text:style-name="P23"><text:span text:style-name="T43">def</text:span><text:span text:style-name="T36"> </text:span><text:span text:style-name="T47">radix_sort</text:span><text:span text:style-name="T36">(array, base</text:span><text:span text:style-name="T38">=10</text:span><text:span text:style-name="T36">):</text:span></text:p>
      <text:p text:style-name="P31"><text:s text:c="4"/><text:span text:style-name="T39">def</text:span><text:span text:style-name="T26"> </text:span><text:span text:style-name="T46">list_to_buckets</text:span><text:span text:style-name="T26">(array, base, iteration):</text:span></text:p>
      <text:p text:style-name="P31"><text:s text:c="8"/><text:span text:style-name="T26">buckets </text:span><text:span text:style-name="T37">=</text:span><text:span text:style-name="T26"> [[] </text:span><text:span text:style-name="T39">for</text:span><text:span text:style-name="T26"> x </text:span><text:span text:style-name="T39">in</text:span><text:span text:style-name="T26"> </text:span><text:span text:style-name="T40">range</text:span><text:span text:style-name="T26">(base)]</text:span></text:p>
      <text:p text:style-name="P31"><text:s text:c="8"/><text:span text:style-name="T39">for</text:span><text:span text:style-name="T26"> number </text:span><text:span text:style-name="T39">in</text:span><text:span text:style-name="T26"> array:</text:span></text:p>
      <text:p text:style-name="P31"><text:s text:c="12"/><text:span text:style-name="T35"># Isolate the base-digit from the number</text:span></text:p>
      <text:p text:style-name="P31"><text:s text:c="12"/><text:span text:style-name="T26">digit </text:span><text:span text:style-name="T37">=</text:span><text:span text:style-name="T26"> (number </text:span><text:span text:style-name="T37">//</text:span><text:span text:style-name="T26"> (base </text:span><text:span text:style-name="T37">**</text:span><text:span text:style-name="T26"> iteration)) </text:span><text:span text:style-name="T37">%</text:span><text:span text:style-name="T26"> base</text:span></text:p>
      <text:p text:style-name="P31"><text:s text:c="12"/><text:span text:style-name="T35"># Drop the number into the correct bucket</text:span></text:p>
      <text:p text:style-name="P31"><text:s text:c="12"/><text:span text:style-name="T26">buckets[digit]</text:span><text:span text:style-name="T37">.</text:span><text:span text:style-name="T26">append(number)</text:span></text:p>
      <text:p text:style-name="P31"><text:s text:c="8"/><text:span text:style-name="T39">return</text:span><text:span text:style-name="T26"> buckets</text:span></text:p>
      <text:p text:style-name="P32"/>
      <text:p text:style-name="P31"><text:s text:c="4"/><text:span text:style-name="T39">def</text:span><text:span text:style-name="T26"> </text:span><text:span text:style-name="T46">buckets_to_list</text:span><text:span text:style-name="T26">(buckets):</text:span></text:p>
      <text:p text:style-name="P31"><text:s text:c="8"/><text:span text:style-name="T26">numbers </text:span><text:span text:style-name="T37">=</text:span><text:span text:style-name="T26"> []</text:span></text:p>
      <text:p text:style-name="P31"><text:s text:c="8"/><text:span text:style-name="T39">for</text:span><text:span text:style-name="T26"> bucket </text:span><text:span text:style-name="T39">in</text:span><text:span text:style-name="T26"> buckets:</text:span></text:p>
      <text:p text:style-name="P31"><text:s text:c="12"/><text:span text:style-name="T35"># append the numbers in a bucket</text:span></text:p>
      <text:p text:style-name="P31"><text:s text:c="12"/><text:span text:style-name="T35"># sequentially to the returned array</text:span></text:p>
      <text:p text:style-name="P31"><text:s text:c="12"/><text:span text:style-name="T39">for</text:span><text:span text:style-name="T26"> number </text:span><text:span text:style-name="T39">in</text:span><text:span text:style-name="T26"> bucket:</text:span></text:p>
      <text:p text:style-name="P31"><text:s text:c="16"/><text:span text:style-name="T26">numbers</text:span><text:span text:style-name="T37">.</text:span><text:span text:style-name="T26">append(number)</text:span></text:p>
      <text:p text:style-name="P31"><text:s text:c="8"/><text:span text:style-name="T39">return</text:span><text:span text:style-name="T26"> numbers</text:span></text:p>
      <text:p text:style-name="P32"/>
      <text:p text:style-name="P31"><text:s text:c="4"/><text:span text:style-name="T26">maxval </text:span><text:span text:style-name="T37">=</text:span><text:span text:style-name="T26"> </text:span><text:span text:style-name="T40">max</text:span><text:span text:style-name="T26">(array)</text:span></text:p>
      <text:p text:style-name="P32"/>
      <text:p text:style-name="P31"><text:s text:c="4"/><text:span text:style-name="T26">it </text:span><text:span text:style-name="T37">=</text:span><text:span text:style-name="T26"> </text:span><text:span text:style-name="T37">0</text:span></text:p>
      <text:p text:style-name="P31"><text:soft-page-break/><text:s text:c="4"/><text:span text:style-name="T35"># Iterate, sorting the array by each base-digit</text:span></text:p>
      <text:p text:style-name="P31"><text:s text:c="4"/><text:span text:style-name="T39">while</text:span><text:span text:style-name="T26"> base </text:span><text:span text:style-name="T37">**</text:span><text:span text:style-name="T26"> it </text:span><text:span text:style-name="T37">&lt;=</text:span><text:span text:style-name="T26"> maxval:</text:span></text:p>
      <text:p text:style-name="P31"><text:s text:c="8"/><text:span text:style-name="T26">array </text:span><text:span text:style-name="T37">=</text:span><text:span text:style-name="T26"> buckets_to_list(list_to_buckets(array, base, it))</text:span></text:p>
      <text:p text:style-name="P31"><text:s text:c="8"/><text:span text:style-name="T26">it </text:span><text:span text:style-name="T37">+=</text:span><text:span text:style-name="T26"> </text:span><text:span text:style-name="T37">1</text:span></text:p>
      <text:p text:style-name="P32"/>
      <text:p text:style-name="P33"><text:s text:c="4"/><text:span text:style-name="T39">return</text:span><text:span text:style-name="T26"> array</text:span></text:p>
      <text:p text:style-name="P12">Листинг 1.2 – <text:s/>Поразрядная сортировка</text:p>
      <text:p text:style-name="P13"><text:span text:style-name="T42">def</text:span><text:span text:style-name="T48"> </text:span><text:span text:style-name="T45">gnome_sort</text:span><text:span text:style-name="T48">(a):</text:span></text:p>
      <text:p text:style-name="P31"><text:s text:c="4"/><text:span text:style-name="T26">i </text:span><text:span text:style-name="T37">=</text:span><text:span text:style-name="T26"> </text:span><text:span text:style-name="T37">0</text:span></text:p>
      <text:p text:style-name="P31"><text:s text:c="4"/><text:span text:style-name="T39">while</text:span><text:span text:style-name="T26"> i </text:span><text:span text:style-name="T37">&lt;</text:span><text:span text:style-name="T26"> </text:span><text:span text:style-name="T40">len</text:span><text:span text:style-name="T26">(a)</text:span><text:span text:style-name="T37">-1</text:span><text:span text:style-name="T26">: </text:span></text:p>
      <text:p text:style-name="P31"><text:s text:c="8"/><text:span text:style-name="T39">if</text:span><text:span text:style-name="T26"> (a[i] </text:span><text:span text:style-name="T37">&gt;</text:span><text:span text:style-name="T26"> a[i</text:span><text:span text:style-name="T37">+1</text:span><text:span text:style-name="T26">]):</text:span></text:p>
      <text:p text:style-name="P31"><text:s text:c="12"/><text:span text:style-name="T26">a[i], a[i</text:span><text:span text:style-name="T37">+1</text:span><text:span text:style-name="T26">] </text:span><text:span text:style-name="T37">=</text:span><text:span text:style-name="T26"> a[i</text:span><text:span text:style-name="T37">+1</text:span><text:span text:style-name="T26">], a[i]</text:span></text:p>
      <text:p text:style-name="P31"><text:s text:c="12"/><text:span text:style-name="T39">if</text:span><text:span text:style-name="T26"> i </text:span><text:span text:style-name="T37">&gt;</text:span><text:span text:style-name="T26"> </text:span><text:span text:style-name="T37">1</text:span><text:span text:style-name="T26">:</text:span></text:p>
      <text:p text:style-name="P31"><text:s text:c="16"/><text:span text:style-name="T26">i </text:span><text:span text:style-name="T37">-=</text:span><text:span text:style-name="T26"> </text:span><text:span text:style-name="T37">2</text:span></text:p>
      <text:p text:style-name="P31"><text:s text:c="8"/><text:span text:style-name="T26">i</text:span><text:span text:style-name="T37">+=1</text:span></text:p>
      <text:p text:style-name="P32"/>
      <text:p text:style-name="P33"><text:s text:c="4"/><text:span text:style-name="T39">return</text:span><text:span text:style-name="T26"> a</text:span></text:p>
      <text:p text:style-name="P12">Листинг 1.3 – <text:s/>Гномья сортировка</text:p>
      <text:list xml:id="list85841424822678" text:continue-numbering="true" text:style-name="L9">
        <text:list-item>
          <text:list>
            <text:list-item>
              <text:p text:style-name="P52"><text:s/>Оценка трудоемкости алгоритмов</text:p>
            </text:list-item>
          </text:list>
        </text:list-item>
      </text:list>
      <text:p text:style-name="P16"><text:span text:style-name="T2">Поразрядная сортировка</text:span><text:span text:style-name="T3">: </text:span></text:p>
      <text:p text:style-name="P17"><text:span text:style-name="T4">Поразрядная сортировка имеет трудоемкость в лучшем случае</text:span><text:span text:style-name="T3"> </text:span><text:span text:style-name="T3"><draw:frame draw:style-name="fr3" draw:name="Объект3" text:anchor-type="as-char" svg:y="-0.386cm" svg:width="1.102cm" svg:height="0.508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3">, </text:span><text:span text:style-name="T4">в худшем случае</text:span><text:span text:style-name="T3"><draw:frame draw:style-name="fr3" draw:name="Объект9" text:anchor-type="as-char" svg:y="-0.386cm" svg:width="1.625cm" svg:height="0.508cm" draw:z-index="5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6">[</text:span><text:span text:style-name="T8">1</text:span><text:span text:style-name="T6">]</text:span></text:p>
      <text:p text:style-name="P9">Гномья сортировка: </text:p>
      <text:p text:style-name="P17"><text:span text:style-name="T9">Гномья сортировка <text:s/></text:span><text:span text:style-name="T11">имеет трудоемкость в лучшем случае</text:span><text:span text:style-name="T3"> </text:span><text:span text:style-name="T3"><draw:frame draw:style-name="fr3" draw:name="Объект4" text:anchor-type="as-char" svg:y="-0.386cm" svg:width="1.102cm" svg:height="0.508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, </text:span><text:span text:style-name="T4">в худшем случае</text:span><text:span text:style-name="T10"> </text:span><text:span text:style-name="T10"><draw:frame draw:style-name="fr3" draw:name="Объект5" text:anchor-type="as-char" svg:y="-0.437cm" svg:width="1.238cm" svg:height="0.559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2">[</text:span><text:span text:style-name="T13">2</text:span><text:span text:style-name="T12">]</text:span></text:p>
      <text:p text:style-name="P9">Сортировка методом прямых вставок с барьером: </text:p>
      <text:p text:style-name="P6"><text:span text:style-name="T51">Сортировка методом прямых вставок с барьером </text:span><text:span text:style-name="T22">имеет трудоемкость в лучшем случае</text:span><draw:frame draw:style-name="fr3" draw:name="Объект6" text:anchor-type="as-char" svg:y="-0.377cm" svg:width="1.102cm" svg:height="0.483cm" draw:z-index="8"><draw:object xlink:href="./Object 7" xlink:type="simple" xlink:show="embed" xlink:actuate="onLoad"/><draw:image xlink:href="./ObjectReplacements/Object 7" xlink:type="simple" xlink:show="embed" xlink:actuate="onLoad"/></draw:frame>, <text:span text:style-name="T51">в худшем случае</text:span><text:span text:style-name="T21"> </text:span><text:span text:style-name="T21"><draw:frame draw:style-name="fr3" draw:name="Объект8" text:anchor-type="as-char" svg:y="-0.437cm" svg:width="1.238cm" svg:height="0.543cm" draw:z-index="9"><draw:object xlink:href="./Object 8" xlink:type="simple" xlink:show="embed" xlink:actuate="onLoad"/><draw:image xlink:href="./ObjectReplacements/Object 8" xlink:type="simple" xlink:show="embed" xlink:actuate="onLoad"/></draw:frame></text:span><text:span text:style-name="T23">[</text:span><text:span text:style-name="T25">3</text:span><text:span text:style-name="T23">]</text:span></text:p>
      <text:list xml:id="list4273438251" text:style-name="L10">
        <text:list-item>
          <text:p text:style-name="P58">Экспериментальная часть</text:p>
        </text:list-item>
      </text:list>
      <text:p text:style-name="P11"><text:tab/>В даном разделе будут произведены замеры времени работы алгоритмов. Для исследования скоростных характеристик был использован компьютер на базе процессора Intel Core i<text:span text:style-name="T27">5</text:span>-<text:span text:style-name="T27">421</text:span>0U, содержащий 6 гигабайт оперативной памяти. Модуль тестирования запускался с жестокго диска под операционной системой Windows. Жесткий диск имел среднюю скорость передачи данных при чтении <text:span text:style-name="T27">502</text:span> Мбайт/с и <text:span text:style-name="T27">199</text:span> Мбайт/с при записи. </text:p>
      <text:list xml:id="list85842239485186" text:continue-numbering="true" text:style-name="L10">
        <text:list-header>
          <text:p text:style-name="P53">4.1 Исследование скорости работы алгоритмов</text:p>
        </text:list-header>
      </text:list>
      <text:p text:style-name="P8"><text:tab/>Для каждого алгоритма производятся замеры времени для массивов размерности от 500 до 5000 с шагом 500. Используются три типа массивов: отсортированные по возрастанию, отсортированные по убыванию и массивы, заполненные случайным образом. Для первых двух типов массивов эксперимент проводится дважды, результат записывается как среднее арифметическое двух замеров. Для случайно заполненных массиво эксперимент проводился единократно.</text:p>
      <text:p text:style-name="P7"/>
      <text:p text:style-name="P7"/>
      <text:p text:style-name="P19"><draw:frame draw:style-name="fr1" draw:name="Графический объект1" text:anchor-type="paragraph" svg:x="0cm" svg:y="-0.501cm" svg:width="17cm" svg:height="10.832cm" draw:z-index="0"><draw:image xlink:href="Pictures/2000000900003B890000226CE27B621035857BD9.svm" xlink:type="simple" xlink:show="embed" xlink:actuate="onLoad"/></draw:frame>Рисунок 1.1 – Замер времени для с<text:span text:style-name="T34">ортировки методом прямых вставок с барьером</text:span></text:p>
      <text:p text:style-name="P11"><draw:frame draw:style-name="fr2" draw:name="Графический объект2" text:anchor-type="paragraph" svg:width="17.41cm" svg:height="10.135cm" draw:z-index="1"><draw:image xlink:href="Pictures/2000000900003B3A00002286FDEEA38D03EF0064.svm" xlink:type="simple" xlink:show="embed" xlink:actuate="onLoad"/></draw:frame>Рисунок 1.2 – Замер времени для гномьей сортировки </text:p>
      <text:p text:style-name="P20"><draw:frame draw:style-name="fr2" draw:name="Графический объект3" text:anchor-type="paragraph" svg:width="17.955cm" svg:height="11.243cm" draw:z-index="2"><draw:image xlink:href="Pictures/2000000900003A9B000022512584293EE81FC8A6.svm" xlink:type="simple" xlink:show="embed" xlink:actuate="onLoad"/></draw:frame>Рисунок 1.3 – Замер времени для поразрядной сортировки </text:p>
      <text:list xml:id="list3539221866" text:style-name="L11">
        <text:list-item>
          <text:list>
            <text:list-item>
              <text:p text:style-name="P50"><text:s/>Вывод</text:p>
            </text:list-item>
          </text:list>
        </text:list-item>
      </text:list>
      <text:p text:style-name="P11">Из экспериментальных данных видно, что лучшим случаем для каждого из алгоритмов является отсортированный по возрастанию массив, так как в этом случае алгоритмам не нужно совершать перестановки.</text:p>
      <text:p text:style-name="P21">Заключение</text:p>
      <text:p text:style-name="P22"><text:tab/>В данной лабораторной работе вычислена трудоемкость алгоритмов <text:s/>сортировки массивов. Для каждого из алгоритмов была реализованна программа, проведены замеры времени, произведен сравнительный анализ алгоритмов. </text:p>
      <text:p text:style-name="P21">Список литературы</text:p>
      <text:list xml:id="list2405791367" text:style-name="L12">
        <text:list-item>
          <text:p text:style-name="P49"><text:s/><text:a xlink:type="simple" xlink:href="https://neerc.ifmo.ru/wiki/index.php?title=Сортировки" text:style-name="Internet_20_link" text:visited-style-name="Visited_20_Internet_20_Link">https://neerc.ifmo.ru/wiki/index.php?title=%D0%A1%D0%BE%D1%80%D1%82%D0%B8%D1%80%D0%BE%D0%B2%D0%BA%D0%B8</text:a></text:p>
        </text:list-item>
        <text:list-item>
          <text:p text:style-name="P54"><text:span text:style-name="T28">http://algolab.valemak.com/gnome</text:span></text:p>
        </text:list-item>
        <text:list-item>
          <text:p text:style-name="P54"><text:span text:style-name="T52">Анализ алгоритмов. Дж. Макконнелл, 2004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9:24:02.08</meta:creation-date>
    <dc:date>2018-11-28T08:55:17.911000000</dc:date>
    <meta:editing-duration>PT12H3M4S</meta:editing-duration>
    <meta:editing-cycles>69</meta:editing-cycles>
    <meta:generator>LibreOffice/5.3.3.2$Windows_x86 LibreOffice_project/3d9a8b4b4e538a85e0782bd6c2d430bafe583448</meta:generator>
    <meta:document-statistic meta:table-count="0" meta:image-count="3" meta:object-count="7" meta:page-count="12" meta:paragraph-count="137" meta:word-count="975" meta:character-count="7218" meta:non-whitespace-character-count="5998"/>
  </office:meta>
</office:document-meta>
</file>

<file path=Object 3/content.xml><?xml version="1.0" encoding="utf-8"?>
<math xmlns="http://www.w3.org/1998/Math/MathML">
  <semantics>
    <mrow>
      <mrow>
        <msub>
          <mi>F</mi>
          <mrow>
            <mi mathvariant="italic">for</mi>
          </mrow>
        </msub>
        <mo stretchy="false">=</mo>
        <mrow>
          <mn>2</mn>
          <mo stretchy="false">+</mo>
          <mrow>
            <mi>N</mi>
            <mo stretchy="false">∗</mo>
            <mrow>
              <mo stretchy="false">(</mo>
              <mrow>
                <mrow>
                  <msub>
                    <mi>F</mi>
                    <mrow>
                      <mi mathvariant="italic">body</mi>
                    </mrow>
                  </msub>
                  <mo stretchy="false">+</mo>
                  <msub>
                    <mi>F</mi>
                    <mrow>
                      <mi mathvariant="italic">cheсk</mi>
                    </mrow>
                  </msub>
                </mrow>
              </mrow>
              <mo stretchy="false">)</mo>
            </mrow>
          </mrow>
        </mrow>
      </mrow>
    </mrow>
    <annotation encoding="StarMath 5.0">F_{for} = 2 + N *(F_{body} + F_{cheсk})
</annotation>
  </semantics>
</math>
</file>

<file path=Object 4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5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6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2
)</annotation>
  </semantics>
</math>
</file>

<file path=Object 7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(n)</annotation>
  </semantics>
</math>
</file>

<file path=Object 8/content.xml><?xml version="1.0" encoding="utf-8"?>
<math xmlns="http://www.w3.org/1998/Math/MathML">
  <semantics>
    <mrow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O (n^2)</annotation>
  </semantics>
</math>
</file>

<file path=Object 9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∗</mo>
            <mi>k</mi>
          </mrow>
        </mrow>
        <mo fence="true" stretchy="false">)</mo>
      </mrow>
    </mrow>
    <annotation encoding="StarMath 5.0">O (n*k)</annotation>
  </semantics>
</math>
</file>